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2.979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9.255cm" svg:height="9.461cm" svg:x="5.091cm" svg:y="0.667cm">
            <draw:object draw:notify-on-update-of-ranges="output.A2:output.A16 output.B1:output.B1 output.B2:output.B16 output.C1:output.C1 output.C2:output.C16 output.D1:output.D1 output.D2:output.D16 output.E1:output.E1 output.E2:output.E16 output.F1:output.F1 output.F2:output.F16 output.G1:output.G1 output.G2:output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lements</text:p>
          </table:table-cell>
          <table:table-cell office:value-type="string" calcext:value-type="string">
            <text:p><text:s/>std::sort</text:p>
          </table:table-cell>
          <table:table-cell office:value-type="string" calcext:value-type="string">
            <text:p><text:s/>qsort</text:p>
          </table:table-cell>
          <table:table-cell office:value-type="string" calcext:value-type="string">
            <text:p><text:s/>vectorized/static-sort</text:p>
          </table:table-cell>
          <table:table-cell office:value-type="string" calcext:value-type="string">
            <text:p><text:s/>jtg_sort</text:p>
          </table:table-cell>
          <table:table-cell office:value-type="string" calcext:value-type="string">
            <text:p><text:s/>jtg_sort_intswap</text:p>
          </table:table-cell>
          <table:table-cell office:value-type="string" calcext:value-type="string">
            <text:p><text:s/>jtg_sort_avx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6" calcext:value-type="float">
            <text:p>11.86</text:p>
          </table:table-cell>
          <table:table-cell office:value-type="float" office:value="29.5575" calcext:value-type="float">
            <text:p>29.5575</text:p>
          </table:table-cell>
          <table:table-cell office:value-type="float" office:value="1.00038" calcext:value-type="float">
            <text:p>1.00038</text:p>
          </table:table-cell>
          <table:table-cell office:value-type="float" office:value="1.00623" calcext:value-type="float">
            <text:p>1.00623</text:p>
          </table:table-cell>
          <table:table-cell office:value-type="float" office:value="0.990313" calcext:value-type="float">
            <text:p>0.990313</text:p>
          </table:table-cell>
          <table:table-cell office:value-type="float" office:value="1.05299" calcext:value-type="float">
            <text:p>1.05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0794" calcext:value-type="float">
            <text:p>17.0794</text:p>
          </table:table-cell>
          <table:table-cell office:value-type="float" office:value="38.5034" calcext:value-type="float">
            <text:p>38.5034</text:p>
          </table:table-cell>
          <table:table-cell office:value-type="float" office:value="1.74042" calcext:value-type="float">
            <text:p>1.74042</text:p>
          </table:table-cell>
          <table:table-cell office:value-type="float" office:value="1.75944" calcext:value-type="float">
            <text:p>1.75944</text:p>
          </table:table-cell>
          <table:table-cell office:value-type="float" office:value="1.79095" calcext:value-type="float">
            <text:p>1.79095</text:p>
          </table:table-cell>
          <table:table-cell office:value-type="float" office:value="1.32846" calcext:value-type="float">
            <text:p>1.32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371" calcext:value-type="float">
            <text:p>24.371</text:p>
          </table:table-cell>
          <table:table-cell office:value-type="float" office:value="54.3868" calcext:value-type="float">
            <text:p>54.3868</text:p>
          </table:table-cell>
          <table:table-cell office:value-type="float" office:value="2.68875" calcext:value-type="float">
            <text:p>2.68875</text:p>
          </table:table-cell>
          <table:table-cell office:value-type="float" office:value="3.52421" calcext:value-type="float">
            <text:p>3.52421</text:p>
          </table:table-cell>
          <table:table-cell office:value-type="float" office:value="1.88145" calcext:value-type="float">
            <text:p>1.88145</text:p>
          </table:table-cell>
          <table:table-cell office:value-type="float" office:value="2.49744" calcext:value-type="float">
            <text:p>2.4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9622" calcext:value-type="float">
            <text:p>31.9622</text:p>
          </table:table-cell>
          <table:table-cell office:value-type="float" office:value="69.6229" calcext:value-type="float">
            <text:p>69.6229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5966" calcext:value-type="float">
            <text:p>3.65966</text:p>
          </table:table-cell>
          <table:table-cell office:value-type="float" office:value="4.22773" calcext:value-type="float">
            <text:p>4.22773</text:p>
          </table:table-cell>
          <table:table-cell office:value-type="float" office:value="3.03288" calcext:value-type="float">
            <text:p>3.03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4752" calcext:value-type="float">
            <text:p>39.4752</text:p>
          </table:table-cell>
          <table:table-cell office:value-type="float" office:value="91.4313" calcext:value-type="float">
            <text:p>91.4313</text:p>
          </table:table-cell>
          <table:table-cell office:value-type="float" office:value="4.55003" calcext:value-type="float">
            <text:p>4.55003</text:p>
          </table:table-cell>
          <table:table-cell office:value-type="float" office:value="4.73177" calcext:value-type="float">
            <text:p>4.73177</text:p>
          </table:table-cell>
          <table:table-cell office:value-type="float" office:value="5.5205" calcext:value-type="float">
            <text:p>5.5205</text:p>
          </table:table-cell>
          <table:table-cell office:value-type="float" office:value="5.06357" calcext:value-type="float">
            <text:p>5.063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.709" calcext:value-type="float">
            <text:p>49.709</text:p>
          </table:table-cell>
          <table:table-cell office:value-type="float" office:value="117.39" calcext:value-type="float">
            <text:p>117.39</text:p>
          </table:table-cell>
          <table:table-cell office:value-type="float" office:value="13.3918" calcext:value-type="float">
            <text:p>13.3918</text:p>
          </table:table-cell>
          <table:table-cell office:value-type="float" office:value="13.9044" calcext:value-type="float">
            <text:p>13.9044</text:p>
          </table:table-cell>
          <table:table-cell office:value-type="float" office:value="14.3756" calcext:value-type="float">
            <text:p>14.3756</text:p>
          </table:table-cell>
          <table:table-cell office:value-type="float" office:value="5.14288" calcext:value-type="float">
            <text:p>5.14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.5151" calcext:value-type="float">
            <text:p>61.5151</text:p>
          </table:table-cell>
          <table:table-cell office:value-type="float" office:value="149.95" calcext:value-type="float">
            <text:p>149.95</text:p>
          </table:table-cell>
          <table:table-cell office:value-type="float" office:value="15.5308" calcext:value-type="float">
            <text:p>15.5308</text:p>
          </table:table-cell>
          <table:table-cell office:value-type="float" office:value="15.4174" calcext:value-type="float">
            <text:p>15.4174</text:p>
          </table:table-cell>
          <table:table-cell office:value-type="float" office:value="16.4915" calcext:value-type="float">
            <text:p>16.4915</text:p>
          </table:table-cell>
          <table:table-cell office:value-type="float" office:value="7.25689" calcext:value-type="float">
            <text:p>7.25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2632" calcext:value-type="float">
            <text:p>71.2632</text:p>
          </table:table-cell>
          <table:table-cell office:value-type="float" office:value="194.857" calcext:value-type="float">
            <text:p>194.857</text:p>
          </table:table-cell>
          <table:table-cell office:value-type="float" office:value="11.0046" calcext:value-type="float">
            <text:p>11.0046</text:p>
          </table:table-cell>
          <table:table-cell office:value-type="float" office:value="8.93439" calcext:value-type="float">
            <text:p>8.93439</text:p>
          </table:table-cell>
          <table:table-cell office:value-type="float" office:value="11.5545" calcext:value-type="float">
            <text:p>11.5545</text:p>
          </table:table-cell>
          <table:table-cell office:value-type="float" office:value="7.77183" calcext:value-type="float">
            <text:p>7.77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4022" calcext:value-type="float">
            <text:p>81.4022</text:p>
          </table:table-cell>
          <table:table-cell office:value-type="float" office:value="232.206" calcext:value-type="float">
            <text:p>232.206</text:p>
          </table:table-cell>
          <table:table-cell office:value-type="float" office:value="27.8957" calcext:value-type="float">
            <text:p>27.8957</text:p>
          </table:table-cell>
          <table:table-cell office:value-type="float" office:value="13.9479" calcext:value-type="float">
            <text:p>13.9479</text:p>
          </table:table-cell>
          <table:table-cell office:value-type="float" office:value="21.0602" calcext:value-type="float">
            <text:p>21.0602</text:p>
          </table:table-cell>
          <table:table-cell office:value-type="float" office:value="5.82909" calcext:value-type="float">
            <text:p>5.82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.2805" calcext:value-type="float">
            <text:p>92.2805</text:p>
          </table:table-cell>
          <table:table-cell office:value-type="float" office:value="269.097" calcext:value-type="float">
            <text:p>269.097</text:p>
          </table:table-cell>
          <table:table-cell office:value-type="float" office:value="19.8696" calcext:value-type="float">
            <text:p>19.8696</text:p>
          </table:table-cell>
          <table:table-cell office:value-type="float" office:value="27.746" calcext:value-type="float">
            <text:p>27.746</text:p>
          </table:table-cell>
          <table:table-cell office:value-type="float" office:value="30.8758" calcext:value-type="float">
            <text:p>30.8758</text:p>
          </table:table-cell>
          <table:table-cell office:value-type="float" office:value="6.56208" calcext:value-type="float">
            <text:p>6.56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.065" calcext:value-type="float">
            <text:p>101.065</text:p>
          </table:table-cell>
          <table:table-cell office:value-type="float" office:value="333.397" calcext:value-type="float">
            <text:p>333.397</text:p>
          </table:table-cell>
          <table:table-cell office:value-type="float" office:value="26.8497" calcext:value-type="float">
            <text:p>26.8497</text:p>
          </table:table-cell>
          <table:table-cell office:value-type="float" office:value="36.334" calcext:value-type="float">
            <text:p>36.334</text:p>
          </table:table-cell>
          <table:table-cell office:value-type="float" office:value="42.101" calcext:value-type="float">
            <text:p>42.101</text:p>
          </table:table-cell>
          <table:table-cell office:value-type="float" office:value="6.68274" calcext:value-type="float">
            <text:p>6.68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.549" calcext:value-type="float">
            <text:p>113.549</text:p>
          </table:table-cell>
          <table:table-cell office:value-type="float" office:value="347.895" calcext:value-type="float">
            <text:p>347.895</text:p>
          </table:table-cell>
          <table:table-cell office:value-type="float" office:value="39.497" calcext:value-type="float">
            <text:p>39.497</text:p>
          </table:table-cell>
          <table:table-cell office:value-type="float" office:value="35.5192" calcext:value-type="float">
            <text:p>35.5192</text:p>
          </table:table-cell>
          <table:table-cell office:value-type="float" office:value="37.9948" calcext:value-type="float">
            <text:p>37.9948</text:p>
          </table:table-cell>
          <table:table-cell office:value-type="float" office:value="7.39228" calcext:value-type="float">
            <text:p>7.39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4.846" calcext:value-type="float">
            <text:p>124.846</text:p>
          </table:table-cell>
          <table:table-cell office:value-type="float" office:value="386.839" calcext:value-type="float">
            <text:p>386.839</text:p>
          </table:table-cell>
          <table:table-cell office:value-type="float" office:value="44.9621" calcext:value-type="float">
            <text:p>44.9621</text:p>
          </table:table-cell>
          <table:table-cell office:value-type="float" office:value="37.1869" calcext:value-type="float">
            <text:p>37.1869</text:p>
          </table:table-cell>
          <table:table-cell office:value-type="float" office:value="41.2276" calcext:value-type="float">
            <text:p>41.2276</text:p>
          </table:table-cell>
          <table:table-cell office:value-type="float" office:value="8.73435" calcext:value-type="float">
            <text:p>8.73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.719" calcext:value-type="float">
            <text:p>135.719</text:p>
          </table:table-cell>
          <table:table-cell office:value-type="float" office:value="426.674" calcext:value-type="float">
            <text:p>426.674</text:p>
          </table:table-cell>
          <table:table-cell office:value-type="float" office:value="49.373" calcext:value-type="float">
            <text:p>49.373</text:p>
          </table:table-cell>
          <table:table-cell office:value-type="float" office:value="47.7786" calcext:value-type="float">
            <text:p>47.7786</text:p>
          </table:table-cell>
          <table:table-cell office:value-type="float" office:value="50.0889" calcext:value-type="float">
            <text:p>50.0889</text:p>
          </table:table-cell>
          <table:table-cell office:value-type="float" office:value="10.2646" calcext:value-type="float">
            <text:p>10.26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.986" calcext:value-type="float">
            <text:p>146.986</text:p>
          </table:table-cell>
          <table:table-cell office:value-type="float" office:value="465.401" calcext:value-type="float">
            <text:p>465.401</text:p>
          </table:table-cell>
          <table:table-cell office:value-type="float" office:value="50.576" calcext:value-type="float">
            <text:p>50.576</text:p>
          </table:table-cell>
          <table:table-cell office:value-type="float" office:value="47.9595" calcext:value-type="float">
            <text:p>47.9595</text:p>
          </table:table-cell>
          <table:table-cell office:value-type="float" office:value="52.1092" calcext:value-type="float">
            <text:p>52.1092</text:p>
          </table:table-cell>
          <table:table-cell office:value-type="float" office:value="10.1186" calcext:value-type="float">
            <text:p>10.1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2:53:38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2T23:01:14.827000000</dc:date>
    <meta:editing-duration>PT2H10M27S</meta:editing-duration>
    <meta:editing-cycles>3</meta:editing-cycles>
    <meta:generator>LibreOffice/6.4.0.3$Windows_X86_64 LibreOffice_project/b0a288ab3d2d4774cb44b62f04d5d28733ac6df8</meta:generator>
    <meta:document-statistic meta:table-count="1" meta:cell-count="1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width="0.05cm" svg:stroke-color="#b3b3b3" draw:fill="solid" draw:fill-color="#ffffff" draw:fill-hatch-name="Black_20_0_20_Degrees" draw:opacity="50%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dddd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256cm" svg:height="9.462cm" xlink:href=".." xlink:type="simple" chart:class="chart:bar" chart:style-name="ch1">
        <chart:title svg:x="3.819cm" svg:y="0.325cm" chart:style-name="ch2">
          <text:p>Comparison of sorting implementations, smaller is better</text:p>
        </chart:title>
        <chart:legend chart:legend-position="end" svg:x="1.435cm" svg:y="1.131cm" style:legend-expansion="custom" chartooo:width="4.527cm" chartooo:height="3.255cm" style:legend-expansion-aspect-ratio="1.39078341013825" chart:style-name="ch3"/>
        <chart:plot-area chart:style-name="ch4" table:cell-range-address="output.A1:output.G16" chart:data-source-has-labels="both" svg:x="0.64cm" svg:y="0.813cm" svg:width="17.911cm" svg:height="8.178cm">
          <chartooo:coordinate-region svg:x="1.272cm" svg:y="1.015cm" svg:width="17.279cm" svg:height="7.323cm"/>
          <chart:axis chart:dimension="x" chart:name="primary-x" chart:style-name="ch5" chartooo:axis-type="auto">
            <chartooo:date-scale/>
            <chart:title svg:x="8.067cm" svg:y="8.909cm" chart:style-name="ch6">
              <text:p>Number of items sorted</text:p>
            </chart:title>
            <chart:categories table:cell-range-address="output.A2:output.A16"/>
          </chart:axis>
          <chart:axis chart:dimension="y" chart:name="primary-y" chart:style-name="ch7">
            <chart:title svg:x="0cm" svg:y="6.568cm" chart:style-name="ch8">
              <text:p>Time per list sorted / ns</text:p>
            </chart:title>
            <chart:grid chart:style-name="ch9" chart:class="major"/>
          </chart:axis>
          <chart:series chart:style-name="ch10" chart:values-cell-range-address="output.B2:output.B16" chart:label-cell-address="output.B1:output.B1" chart:class="chart:bar">
            <chart:data-point chart:repeated="15"/>
          </chart:series>
          <chart:series chart:style-name="ch11" chart:values-cell-range-address="output.C2:output.C16" chart:label-cell-address="output.C1:output.C1" chart:class="chart:bar">
            <chart:data-point chart:repeated="15"/>
          </chart:series>
          <chart:series chart:style-name="ch12" chart:values-cell-range-address="output.D2:output.D16" chart:label-cell-address="output.D1:output.D1" chart:class="chart:bar">
            <chart:data-point chart:repeated="15"/>
          </chart:series>
          <chart:series chart:style-name="ch13" chart:values-cell-range-address="output.E2:output.E16" chart:label-cell-address="output.E1:output.E1" chart:class="chart:bar">
            <chart:data-point chart:repeated="15"/>
          </chart:series>
          <chart:series chart:style-name="ch14" chart:values-cell-range-address="output.F2:output.F16" chart:label-cell-address="output.F1:output.F1" chart:class="chart:bar">
            <chart:data-point chart:repeated="10"/>
            <chart:data-point chart:style-name="ch15"/>
            <chart:data-point chart:repeated="4"/>
          </chart:series>
          <chart:series chart:style-name="ch16" chart:values-cell-range-address="output.G2:output.G16" chart:label-cell-address="output.G1:output.G1" chart:class="chart:bar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td::sort</text:p>
                <draw:g>
                  <svg:desc>output.B1:output.B1</svg:desc>
                </draw:g>
              </table:table-cell>
              <table:table-cell office:value-type="string">
                <text:p> qsort</text:p>
                <draw:g>
                  <svg:desc>output.C1:output.C1</svg:desc>
                </draw:g>
              </table:table-cell>
              <table:table-cell office:value-type="string">
                <text:p> vectorized/static-sort</text:p>
                <draw:g>
                  <svg:desc>output.D1:output.D1</svg:desc>
                </draw:g>
              </table:table-cell>
              <table:table-cell office:value-type="string">
                <text:p> jtg_sort</text:p>
                <draw:g>
                  <svg:desc>output.E1:output.E1</svg:desc>
                </draw:g>
              </table:table-cell>
              <table:table-cell office:value-type="string">
                <text:p> jtg_sort_intswap</text:p>
                <draw:g>
                  <svg:desc>output.F1:output.F1</svg:desc>
                </draw:g>
              </table:table-cell>
              <table:table-cell office:value-type="string">
                <text:p> jtg_sort_avx2</text:p>
                <draw:g>
                  <svg:desc>output.G1:output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put.A2:output.A16</svg:desc>
                </draw:g>
              </table:table-cell>
              <table:table-cell office:value-type="float" office:value="11.86">
                <text:p>11.86</text:p>
                <draw:g>
                  <svg:desc>output.B2:output.B16</svg:desc>
                </draw:g>
              </table:table-cell>
              <table:table-cell office:value-type="float" office:value="29.5575">
                <text:p>29.5575</text:p>
                <draw:g>
                  <svg:desc>output.C2:output.C16</svg:desc>
                </draw:g>
              </table:table-cell>
              <table:table-cell office:value-type="float" office:value="1.00038">
                <text:p>1.00038</text:p>
                <draw:g>
                  <svg:desc>output.D2:output.D16</svg:desc>
                </draw:g>
              </table:table-cell>
              <table:table-cell office:value-type="float" office:value="1.00623">
                <text:p>1.00623</text:p>
                <draw:g>
                  <svg:desc>output.E2:output.E16</svg:desc>
                </draw:g>
              </table:table-cell>
              <table:table-cell office:value-type="float" office:value="0.990313">
                <text:p>0.990313</text:p>
                <draw:g>
                  <svg:desc>output.F2:output.F16</svg:desc>
                </draw:g>
              </table:table-cell>
              <table:table-cell office:value-type="float" office:value="1.05299">
                <text:p>1.05299</text:p>
                <draw:g>
                  <svg:desc>output.G2:output.G1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0794">
                <text:p>17.0794</text:p>
              </table:table-cell>
              <table:table-cell office:value-type="float" office:value="38.5034">
                <text:p>38.5034</text:p>
              </table:table-cell>
              <table:table-cell office:value-type="float" office:value="1.74042">
                <text:p>1.74042</text:p>
              </table:table-cell>
              <table:table-cell office:value-type="float" office:value="1.75944">
                <text:p>1.75944</text:p>
              </table:table-cell>
              <table:table-cell office:value-type="float" office:value="1.79095">
                <text:p>1.79095</text:p>
              </table:table-cell>
              <table:table-cell office:value-type="float" office:value="1.32846">
                <text:p>1.328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371">
                <text:p>24.371</text:p>
              </table:table-cell>
              <table:table-cell office:value-type="float" office:value="54.3868">
                <text:p>54.3868</text:p>
              </table:table-cell>
              <table:table-cell office:value-type="float" office:value="2.68875">
                <text:p>2.68875</text:p>
              </table:table-cell>
              <table:table-cell office:value-type="float" office:value="3.52421">
                <text:p>3.52421</text:p>
              </table:table-cell>
              <table:table-cell office:value-type="float" office:value="1.88145">
                <text:p>1.88145</text:p>
              </table:table-cell>
              <table:table-cell office:value-type="float" office:value="2.49744">
                <text:p>2.497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622">
                <text:p>31.9622</text:p>
              </table:table-cell>
              <table:table-cell office:value-type="float" office:value="69.6229">
                <text:p>69.6229</text:p>
              </table:table-cell>
              <table:table-cell office:value-type="float" office:value="3.60229">
                <text:p>3.60229</text:p>
              </table:table-cell>
              <table:table-cell office:value-type="float" office:value="3.65966">
                <text:p>3.65966</text:p>
              </table:table-cell>
              <table:table-cell office:value-type="float" office:value="4.22773">
                <text:p>4.22773</text:p>
              </table:table-cell>
              <table:table-cell office:value-type="float" office:value="3.03288">
                <text:p>3.032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9.4752">
                <text:p>39.4752</text:p>
              </table:table-cell>
              <table:table-cell office:value-type="float" office:value="91.4313">
                <text:p>91.4313</text:p>
              </table:table-cell>
              <table:table-cell office:value-type="float" office:value="4.55003">
                <text:p>4.55003</text:p>
              </table:table-cell>
              <table:table-cell office:value-type="float" office:value="4.73177">
                <text:p>4.73177</text:p>
              </table:table-cell>
              <table:table-cell office:value-type="float" office:value="5.5205">
                <text:p>5.5205</text:p>
              </table:table-cell>
              <table:table-cell office:value-type="float" office:value="5.06357">
                <text:p>5.063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.709">
                <text:p>49.709</text:p>
              </table:table-cell>
              <table:table-cell office:value-type="float" office:value="117.39">
                <text:p>117.39</text:p>
              </table:table-cell>
              <table:table-cell office:value-type="float" office:value="13.3918">
                <text:p>13.3918</text:p>
              </table:table-cell>
              <table:table-cell office:value-type="float" office:value="13.9044">
                <text:p>13.9044</text:p>
              </table:table-cell>
              <table:table-cell office:value-type="float" office:value="14.3756">
                <text:p>14.3756</text:p>
              </table:table-cell>
              <table:table-cell office:value-type="float" office:value="5.14288">
                <text:p>5.14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.5151">
                <text:p>61.5151</text:p>
              </table:table-cell>
              <table:table-cell office:value-type="float" office:value="149.95">
                <text:p>149.95</text:p>
              </table:table-cell>
              <table:table-cell office:value-type="float" office:value="15.5308">
                <text:p>15.5308</text:p>
              </table:table-cell>
              <table:table-cell office:value-type="float" office:value="15.4174">
                <text:p>15.4174</text:p>
              </table:table-cell>
              <table:table-cell office:value-type="float" office:value="16.4915">
                <text:p>16.4915</text:p>
              </table:table-cell>
              <table:table-cell office:value-type="float" office:value="7.25689">
                <text:p>7.256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1.2632">
                <text:p>71.2632</text:p>
              </table:table-cell>
              <table:table-cell office:value-type="float" office:value="194.857">
                <text:p>194.857</text:p>
              </table:table-cell>
              <table:table-cell office:value-type="float" office:value="11.0046">
                <text:p>11.0046</text:p>
              </table:table-cell>
              <table:table-cell office:value-type="float" office:value="8.93439">
                <text:p>8.93439</text:p>
              </table:table-cell>
              <table:table-cell office:value-type="float" office:value="11.5545">
                <text:p>11.5545</text:p>
              </table:table-cell>
              <table:table-cell office:value-type="float" office:value="7.77183">
                <text:p>7.771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.4022">
                <text:p>81.4022</text:p>
              </table:table-cell>
              <table:table-cell office:value-type="float" office:value="232.206">
                <text:p>232.206</text:p>
              </table:table-cell>
              <table:table-cell office:value-type="float" office:value="27.8957">
                <text:p>27.8957</text:p>
              </table:table-cell>
              <table:table-cell office:value-type="float" office:value="13.9479">
                <text:p>13.9479</text:p>
              </table:table-cell>
              <table:table-cell office:value-type="float" office:value="21.0602">
                <text:p>21.0602</text:p>
              </table:table-cell>
              <table:table-cell office:value-type="float" office:value="5.82909">
                <text:p>5.8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2.2805">
                <text:p>92.2805</text:p>
              </table:table-cell>
              <table:table-cell office:value-type="float" office:value="269.097">
                <text:p>269.097</text:p>
              </table:table-cell>
              <table:table-cell office:value-type="float" office:value="19.8696">
                <text:p>19.8696</text:p>
              </table:table-cell>
              <table:table-cell office:value-type="float" office:value="27.746">
                <text:p>27.746</text:p>
              </table:table-cell>
              <table:table-cell office:value-type="float" office:value="30.8758">
                <text:p>30.8758</text:p>
              </table:table-cell>
              <table:table-cell office:value-type="float" office:value="6.56208">
                <text:p>6.562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1.065">
                <text:p>101.065</text:p>
              </table:table-cell>
              <table:table-cell office:value-type="float" office:value="333.397">
                <text:p>333.397</text:p>
              </table:table-cell>
              <table:table-cell office:value-type="float" office:value="26.8497">
                <text:p>26.8497</text:p>
              </table:table-cell>
              <table:table-cell office:value-type="float" office:value="36.334">
                <text:p>36.334</text:p>
              </table:table-cell>
              <table:table-cell office:value-type="float" office:value="42.101">
                <text:p>42.101</text:p>
              </table:table-cell>
              <table:table-cell office:value-type="float" office:value="6.68274">
                <text:p>6.682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3.549">
                <text:p>113.549</text:p>
              </table:table-cell>
              <table:table-cell office:value-type="float" office:value="347.895">
                <text:p>347.895</text:p>
              </table:table-cell>
              <table:table-cell office:value-type="float" office:value="39.497">
                <text:p>39.497</text:p>
              </table:table-cell>
              <table:table-cell office:value-type="float" office:value="35.5192">
                <text:p>35.5192</text:p>
              </table:table-cell>
              <table:table-cell office:value-type="float" office:value="37.9948">
                <text:p>37.9948</text:p>
              </table:table-cell>
              <table:table-cell office:value-type="float" office:value="7.39228">
                <text:p>7.392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4.846">
                <text:p>124.846</text:p>
              </table:table-cell>
              <table:table-cell office:value-type="float" office:value="386.839">
                <text:p>386.839</text:p>
              </table:table-cell>
              <table:table-cell office:value-type="float" office:value="44.9621">
                <text:p>44.9621</text:p>
              </table:table-cell>
              <table:table-cell office:value-type="float" office:value="37.1869">
                <text:p>37.1869</text:p>
              </table:table-cell>
              <table:table-cell office:value-type="float" office:value="41.2276">
                <text:p>41.2276</text:p>
              </table:table-cell>
              <table:table-cell office:value-type="float" office:value="8.73435">
                <text:p>8.734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5.719">
                <text:p>135.719</text:p>
              </table:table-cell>
              <table:table-cell office:value-type="float" office:value="426.674">
                <text:p>426.674</text:p>
              </table:table-cell>
              <table:table-cell office:value-type="float" office:value="49.373">
                <text:p>49.373</text:p>
              </table:table-cell>
              <table:table-cell office:value-type="float" office:value="47.7786">
                <text:p>47.7786</text:p>
              </table:table-cell>
              <table:table-cell office:value-type="float" office:value="50.0889">
                <text:p>50.0889</text:p>
              </table:table-cell>
              <table:table-cell office:value-type="float" office:value="10.2646">
                <text:p>10.26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6.986">
                <text:p>146.986</text:p>
              </table:table-cell>
              <table:table-cell office:value-type="float" office:value="465.401">
                <text:p>465.401</text:p>
              </table:table-cell>
              <table:table-cell office:value-type="float" office:value="50.576">
                <text:p>50.576</text:p>
              </table:table-cell>
              <table:table-cell office:value-type="float" office:value="47.9595">
                <text:p>47.9595</text:p>
              </table:table-cell>
              <table:table-cell office:value-type="float" office:value="52.1092">
                <text:p>52.1092</text:p>
              </table:table-cell>
              <table:table-cell office:value-type="float" office:value="10.1186">
                <text:p>10.1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